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-color="#ff6600" draw:opacity="25%"/>
      <style:paragraph-properties fo:text-align="center"/>
      <style:text-properties fo:font-size="12pt"/>
    </style:style>
    <style:style style:name="P4" style:family="paragraph">
      <loext:graphic-properties draw:fill-color="#801900" draw:opacity="25%"/>
      <style:paragraph-properties fo:text-align="center"/>
      <style:text-properties fo:font-size="12pt"/>
    </style:style>
    <style:style style:name="P5" style:family="paragraph">
      <loext:graphic-properties draw:fill-color="#99ff66" draw:opacity="25%"/>
      <style:paragraph-properties fo:text-align="center"/>
      <style:text-properties fo:font-size="12pt"/>
    </style:style>
    <style:style style:name="P6" style:family="paragraph">
      <loext:graphic-properties draw:fill-color="#ff6600"/>
      <style:paragraph-properties fo:text-align="center"/>
      <style:text-properties fo:font-size="12pt"/>
    </style:style>
    <style:style style:name="P7" style:family="paragraph">
      <loext:graphic-properties draw:fill-color="#801900"/>
      <style:paragraph-properties fo:text-align="center"/>
      <style:text-properties fo:font-size="12pt"/>
    </style:style>
    <style:style style:name="P8" style:family="paragraph">
      <loext:graphic-properties draw:fill-color="#99ff66"/>
      <style:paragraph-properties fo:text-align="center"/>
      <style:text-properties fo:font-size="12pt"/>
    </style:style>
    <style:style style:name="gr1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99ff66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99ff66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66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8019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99ff66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8" draw:name="Shape 1" draw:style-name="gr2" draw:text-style-name="P4" svg:width="0.1343in" svg:height="0.1343in" svg:x="2.4173in" svg:y="0.4228in"><text:p/><draw:enhanced-geometry svg:viewBox="0 0 21600 21600" draw:type="rectangle" draw:enhanced-path="M 0 0 L 21600 0 21600 21600 0 21600 0 0 Z N"/></draw:custom-shape><draw:custom-shape text:anchor-type="paragraph" draw:z-index="7" draw:name="Shape 46" draw:style-name="gr1" draw:text-style-name="P3" svg:width="0.1335in" svg:height="0.1335in" svg:x="6.3846in" svg:y="0.4189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" draw:name="Shape 68" draw:style-name="gr7" draw:text-style-name="P8" svg:width="0.1335in" svg:height="0.1335in" svg:x="0.4063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0" draw:style-name="gr5" draw:text-style-name="P6" svg:width="0.1335in" svg:height="0.1335in" svg:x="0.4055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6" draw:name="Shape 73" draw:style-name="gr3" draw:text-style-name="P5" svg:width="0.1343in" svg:height="0.1343in" svg:x="0.4366in" svg:y="0.1717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" draw:name="Shape 69" draw:style-name="gr6" draw:text-style-name="P7" svg:width="0.1335in" svg:height="0.1335in" svg:x="0.3945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1" draw:text-style-name="P3" svg:width="0.1335in" svg:height="0.1335in" svg:x="0.4028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4" draw:name="Shape 71" draw:style-name="gr4" draw:text-style-name="P5" svg:width="0.1358in" svg:height="0.1358in" svg:x="0.3992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5" draw:name="Shape 72" draw:style-name="gr2" draw:text-style-name="P4" svg:width="0.1343in" svg:height="0.1343in" svg:x="0.398in" svg:y="0.178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9" draw:name="Shape 2" draw:style-name="gr1" draw:text-style-name="P3" svg:width="0.1335in" svg:height="0.1335in" svg:x="0.4417in" svg:y="0.1717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3:32:53.546450736</dc:date>
    <meta:editing-duration>PT1H23M21S</meta:editing-duration>
    <meta:editing-cycles>9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